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ein_20_gestrichelt" draw:marker-start-width="0.3cm" draw:marker-end-width="0.3cm" draw:fill="none"/>
    </style:style>
    <style:style style:name="gr2" style:family="graphic" style:parent-style-name="objectwithoutfill">
      <style:graphic-properties draw:stroke="solid" draw:fill="none"/>
    </style:style>
    <style:style style:name="gr3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05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4" style:family="graphic" style:parent-style-name="objectwithoutfill">
      <style:graphic-properties draw:fill="none"/>
      <style:paragraph-properties style:writing-mode="lr-tb"/>
    </style:style>
    <style:style style:name="gr5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06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07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08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09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10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11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12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13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3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4" style:family="graphic" style:parent-style-name="objectwithoutfill">
      <style:graphic-properties draw:stroke="solid" draw:stroke-dash="Dashed_20__28_var_29__20_2" svg:stroke-width="0.1cm" svg:stroke-color="#000000" draw:marker-start-width="0.15cm" draw:marker-start-center="false" draw:marker-end-width="0.15cm" draw:marker-end-center="false" svg:stroke-opacity="100%" draw:stroke-linejoin="round" draw:fill="none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14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6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15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7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16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17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18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19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20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2" svg:stroke-width="0.1cm" svg:stroke-color="#000000" draw:marker-start="" draw:marker-start-width="0.3cm" draw:marker-start-center="false" draw:marker-end="Arrowheads_20_121" draw:marker-end-width="0.3cm" draw:marker-end-center="false" svg:stroke-opacity="100%" draw:stroke-linejoin="round" fo:padding-top="0.05cm" fo:padding-bottom="0.05cm" fo:padding-left="0.05cm" fo:padding-right="0.05cm" draw:shadow="hidden" draw:shadow-offset-x="0.3cm" draw:shadow-offset-y="0.3cm" draw:shadow-color="#808080" draw:shadow-opacity="100%"/>
    </style:style>
    <style:style style:name="gr23" style:family="graphic" style:parent-style-name="objectwithoutfill">
      <style:graphic-properties svg:stroke-width="0cm" draw:fill="solid" draw:fill-color="#ffffff"/>
      <style:paragraph-properties style:writing-mode="lr-tb"/>
    </style:style>
    <style:style style:name="gr24" style:family="graphic" style:parent-style-name="objectwithoutfill">
      <style:graphic-properties draw:stroke="solid" draw:fill="solid" draw:fill-color="#ffffff"/>
    </style:style>
    <style:style style:name="gr25" style:family="graphic" style:parent-style-name="objectwithoutfill">
      <style:graphic-properties draw:marker-start="" draw:fill="solid" draw:fill-color="#e6e6e6"/>
      <style:paragraph-properties style:writing-mode="lr-tb"/>
    </style:style>
    <style:style style:name="gr26" style:family="graphic" style:parent-style-name="standard">
      <style:graphic-properties draw:stroke="none" draw:fill="none" fo:min-height="1.56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1.4cm" fo:margin-right="0cm" fo:text-indent="-1.4cm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e6e6e6"/>
      <style:paragraph-properties fo:margin-left="1.4cm" fo:margin-right="0cm" fo:text-indent="-1.4cm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language="en" fo:country="GB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9.999cm" svg:height="6.661cm" svg:x="5.376cm" svg:y="18.521cm" svg:viewBox="0 0 10000 6662" draw:points="10000,6662 0,6662 0,0">
          <text:p/>
        </draw:polyline>
        <draw:polygon draw:style-name="gr2" draw:text-style-name="P1" draw:layer="layout" svg:width="0.999cm" svg:height="1.999cm" svg:x="6.376cm" svg:y="16.521cm" svg:viewBox="0 0 1000 2000" draw:points="1000,0 1000,2000 0,1500 0,500">
          <text:p/>
        </draw:polygon>
        <draw:line draw:style-name="gr3" draw:layer="layout" svg:x1="6.376cm" svg:y1="17.521cm" svg:x2="5.876cm" svg:y2="17.521cm">
          <text:p/>
        </draw:line>
        <draw:rect draw:style-name="gr4" draw:text-style-name="P3" draw:layer="layout" svg:width="2cm" svg:height="2cm" svg:x="8.376cm" svg:y="22.021cm">
          <text:p text:style-name="P2">S</text:p>
        </draw:rect>
        <draw:polygon draw:style-name="gr2" draw:text-style-name="P1" draw:layer="layout" svg:width="0.999cm" svg:height="1.999cm" svg:x="6.376cm" svg:y="19.521cm" svg:viewBox="0 0 1000 2000" draw:points="1000,0 1000,2000 0,1500 0,500">
          <text:p/>
        </draw:polygon>
        <draw:line draw:style-name="gr5" draw:layer="layout" svg:x1="17.376cm" svg:y1="19.521cm" svg:x2="7.376cm" svg:y2="19.521cm">
          <text:p/>
        </draw:line>
        <draw:line draw:style-name="gr6" draw:layer="layout" svg:x1="6.376cm" svg:y1="20.521cm" svg:x2="5.876cm" svg:y2="20.521cm">
          <text:p/>
        </draw:line>
        <draw:line draw:style-name="gr7" draw:layer="layout" svg:x1="9.376cm" svg:y1="24.521cm" svg:x2="9.376cm" svg:y2="24.021cm">
          <text:p/>
        </draw:line>
        <draw:line draw:style-name="gr8" draw:layer="layout" svg:x1="13.376cm" svg:y1="20.521cm" svg:x2="7.376cm" svg:y2="20.521cm">
          <text:p/>
        </draw:line>
        <draw:line draw:style-name="gr9" draw:layer="layout" svg:x1="9.376cm" svg:y1="21.521cm" svg:x2="7.376cm" svg:y2="21.521cm">
          <text:p/>
        </draw:line>
        <draw:line draw:style-name="gr10" draw:layer="layout" svg:x1="9.376cm" svg:y1="18.521cm" svg:x2="7.376cm" svg:y2="18.521cm">
          <text:p/>
        </draw:line>
        <draw:line draw:style-name="gr11" draw:layer="layout" svg:x1="13.376cm" svg:y1="17.521cm" svg:x2="7.376cm" svg:y2="17.521cm">
          <text:p/>
        </draw:line>
        <draw:line draw:style-name="gr12" draw:layer="layout" svg:x1="17.376cm" svg:y1="16.521cm" svg:x2="7.376cm" svg:y2="16.521cm">
          <text:p/>
        </draw:line>
        <draw:line draw:style-name="gr13" draw:layer="layout" svg:x1="9.376cm" svg:y1="22.021cm" svg:x2="9.376cm" svg:y2="18.521cm">
          <text:p/>
        </draw:line>
        <draw:line draw:style-name="gr13" draw:layer="layout" svg:x1="13.376cm" svg:y1="22.021cm" svg:x2="13.376cm" svg:y2="17.521cm">
          <text:p/>
        </draw:line>
        <draw:line draw:style-name="gr13" draw:layer="layout" svg:x1="17.376cm" svg:y1="22.021cm" svg:x2="17.376cm" svg:y2="16.521cm">
          <text:p/>
        </draw:line>
        <draw:polyline draw:style-name="gr14" draw:text-style-name="P1" draw:layer="layout" svg:width="13.499cm" svg:height="5.999cm" svg:x="3.376cm" svg:y="20.521cm" svg:viewBox="0 0 13500 6000" draw:points="500,0 0,0 0,6000 13500,6000">
          <text:p/>
        </draw:polyline>
        <draw:polyline draw:style-name="gr14" draw:text-style-name="P1" draw:layer="layout" svg:width="15.499cm" svg:height="9.499cm" svg:x="2.376cm" svg:y="17.521cm" svg:viewBox="0 0 15500 9500" draw:points="1500,0 500,0 0,0 0,9500 15500,9500">
          <text:p/>
        </draw:polyline>
        <draw:line draw:style-name="gr15" draw:layer="layout" svg:x1="8.876cm" svg:y1="26.521cm" svg:x2="8.876cm" svg:y2="25.521cm">
          <text:p/>
        </draw:line>
        <draw:line draw:style-name="gr16" draw:layer="layout" svg:x1="9.876cm" svg:y1="27.021cm" svg:x2="9.876cm" svg:y2="25.521cm">
          <text:p/>
        </draw:line>
        <draw:rect draw:style-name="gr4" draw:text-style-name="P3" draw:layer="layout" svg:width="2cm" svg:height="2cm" svg:x="12.376cm" svg:y="22.021cm">
          <text:p text:style-name="P2">S</text:p>
        </draw:rect>
        <draw:line draw:style-name="gr17" draw:layer="layout" svg:x1="13.376cm" svg:y1="24.521cm" svg:x2="13.376cm" svg:y2="24.021cm">
          <text:p/>
        </draw:line>
        <draw:line draw:style-name="gr18" draw:layer="layout" svg:x1="12.876cm" svg:y1="26.521cm" svg:x2="12.876cm" svg:y2="25.521cm">
          <text:p/>
        </draw:line>
        <draw:line draw:style-name="gr19" draw:layer="layout" svg:x1="13.876cm" svg:y1="27.021cm" svg:x2="13.876cm" svg:y2="25.521cm">
          <text:p/>
        </draw:line>
        <draw:rect draw:style-name="gr4" draw:text-style-name="P3" draw:layer="layout" svg:width="2cm" svg:height="2cm" svg:x="16.376cm" svg:y="22.021cm">
          <text:p text:style-name="P2">S</text:p>
        </draw:rect>
        <draw:line draw:style-name="gr20" draw:layer="layout" svg:x1="17.376cm" svg:y1="24.521cm" svg:x2="17.376cm" svg:y2="24.021cm">
          <text:p/>
        </draw:line>
        <draw:line draw:style-name="gr21" draw:layer="layout" svg:x1="16.876cm" svg:y1="26.521cm" svg:x2="16.876cm" svg:y2="25.521cm">
          <text:p/>
        </draw:line>
        <draw:line draw:style-name="gr22" draw:layer="layout" svg:x1="17.876cm" svg:y1="27.021cm" svg:x2="17.876cm" svg:y2="25.521cm">
          <text:p/>
        </draw:line>
        <draw:polyline draw:style-name="gr1" draw:text-style-name="P1" draw:layer="layout" svg:width="10.999cm" svg:height="6.294cm" svg:x="4.376cm" svg:y="18.521cm" svg:viewBox="0 0 11000 6295" draw:points="11000,6295 0,6295 0,0">
          <text:p/>
        </draw:polyline>
        <draw:ellipse draw:style-name="gr23" draw:text-style-name="P4" draw:layer="layout" svg:width="1.5cm" svg:height="1cm" svg:x="7.376cm" svg:y="24.521cm">
          <text:p text:style-name="P2">A</text:p>
        </draw:ellipse>
        <draw:polygon draw:style-name="gr24" draw:text-style-name="P5" draw:layer="layout" svg:width="0.999cm" svg:height="1.999cm" draw:transform="rotate (-1.5707963267949) translate (10.3759999999976cm 24.5209999999983cm)" svg:viewBox="0 0 1000 2000" draw:points="1000,0 1000,2000 0,1500 0,500">
          <text:p/>
        </draw:polygon>
        <draw:ellipse draw:style-name="gr23" draw:text-style-name="P4" draw:layer="layout" svg:width="1.5cm" svg:height="1cm" svg:x="11.376cm" svg:y="24.521cm">
          <text:p text:style-name="P2">A</text:p>
        </draw:ellipse>
        <draw:polygon draw:style-name="gr24" draw:text-style-name="P5" draw:layer="layout" svg:width="0.999cm" svg:height="1.999cm" draw:transform="rotate (-1.5707963267949) translate (14.3759999999976cm 24.5209999999983cm)" svg:viewBox="0 0 1000 2000" draw:points="1000,0 1000,2000 0,1500 0,500">
          <text:p/>
        </draw:polygon>
        <draw:ellipse draw:style-name="gr23" draw:text-style-name="P4" draw:layer="layout" svg:width="1.5cm" svg:height="1cm" svg:x="15.376cm" svg:y="24.521cm">
          <text:p text:style-name="P2">A</text:p>
        </draw:ellipse>
        <draw:polygon draw:style-name="gr24" draw:text-style-name="P5" draw:layer="layout" svg:width="0.999cm" svg:height="1.999cm" draw:transform="rotate (-1.5707963267949) translate (18.3759999999976cm 24.5209999999983cm)" svg:viewBox="0 0 1000 2000" draw:points="1000,0 1000,2000 0,1500 0,500">
          <text:p/>
        </draw:polygon>
        <draw:rect draw:style-name="gr25" draw:text-style-name="P6" draw:layer="layout" svg:width="2cm" svg:height="2cm" svg:x="3.876cm" svg:y="16.521cm">
          <text:p text:style-name="P2">M</text:p>
        </draw:rect>
        <draw:rect draw:style-name="gr25" draw:text-style-name="P6" draw:layer="layout" svg:width="2cm" svg:height="2cm" svg:x="3.876cm" svg:y="19.521cm">
          <text:p text:style-name="P2">M</text:p>
        </draw:rect>
        <draw:frame draw:style-name="gr26" draw:text-style-name="P8" draw:layer="layout" svg:width="13cm" svg:height="1.561cm" svg:x="3.876cm" svg:y="14.86cm">
          <draw:text-box>
            <text:p text:style-name="P7"><text:span text:style-name="T1">Multiplexed implementation</text:span></text:p>
            <text:p text:style-name="P7"><text:span text:style-name="T1">full crossbar (M:S, <text:s/>“multi master”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5" draw:display-name="Arrowheads 105" svg:viewBox="0 0 20 30" svg:d="M10 0l-10 30h20z"/>
    <draw:marker draw:name="Arrowheads_20_106" draw:display-name="Arrowheads 106" svg:viewBox="0 0 20 30" svg:d="M10 0l-10 30h20z"/>
    <draw:marker draw:name="Arrowheads_20_107" draw:display-name="Arrowheads 107" svg:viewBox="0 0 20 30" svg:d="M10 0l-10 30h20z"/>
    <draw:marker draw:name="Arrowheads_20_108" draw:display-name="Arrowheads 108" svg:viewBox="0 0 20 30" svg:d="M10 0l-10 30h20z"/>
    <draw:marker draw:name="Arrowheads_20_109" draw:display-name="Arrowheads 109" svg:viewBox="0 0 20 30" svg:d="M10 0l-10 30h20z"/>
    <draw:marker draw:name="Arrowheads_20_110" draw:display-name="Arrowheads 110" svg:viewBox="0 0 20 30" svg:d="M10 0l-10 30h20z"/>
    <draw:marker draw:name="Arrowheads_20_111" draw:display-name="Arrowheads 111" svg:viewBox="0 0 20 30" svg:d="M10 0l-10 30h20z"/>
    <draw:marker draw:name="Arrowheads_20_112" draw:display-name="Arrowheads 112" svg:viewBox="0 0 20 30" svg:d="M10 0l-10 30h20z"/>
    <draw:marker draw:name="Arrowheads_20_113" draw:display-name="Arrowheads 113" svg:viewBox="0 0 20 30" svg:d="M10 0l-10 30h20z"/>
    <draw:marker draw:name="Arrowheads_20_114" draw:display-name="Arrowheads 114" svg:viewBox="0 0 20 30" svg:d="M10 0l-10 30h20z"/>
    <draw:marker draw:name="Arrowheads_20_115" draw:display-name="Arrowheads 115" svg:viewBox="0 0 20 30" svg:d="M10 0l-10 30h20z"/>
    <draw:marker draw:name="Arrowheads_20_116" draw:display-name="Arrowheads 116" svg:viewBox="0 0 20 30" svg:d="M10 0l-10 30h20z"/>
    <draw:marker draw:name="Arrowheads_20_117" draw:display-name="Arrowheads 117" svg:viewBox="0 0 20 30" svg:d="M10 0l-10 30h20z"/>
    <draw:marker draw:name="Arrowheads_20_118" draw:display-name="Arrowheads 118" svg:viewBox="0 0 20 30" svg:d="M10 0l-10 30h20z"/>
    <draw:marker draw:name="Arrowheads_20_119" draw:display-name="Arrowheads 119" svg:viewBox="0 0 20 30" svg:d="M10 0l-10 30h20z"/>
    <draw:marker draw:name="Arrowheads_20_120" draw:display-name="Arrowheads 120" svg:viewBox="0 0 20 30" svg:d="M10 0l-10 30h20z"/>
    <draw:marker draw:name="Arrowheads_20_121" draw:display-name="Arrowheads 121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ein_20_gestrichelt" draw:display-name="Ultrafein gestrichelt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8T17:34:43.674539472</meta:creation-date>
    <dc:date>2023-05-08T17:35:45.081294748</dc:date>
    <meta:editing-duration>PT1M2S</meta:editing-duration>
    <meta:editing-cycles>2</meta:editing-cycles>
    <meta:generator>LibreOffice/7.3.7.2$Linux_X86_64 LibreOffice_project/30$Build-2</meta:generator>
    <meta:document-statistic meta:object-count="38"/>
  </office:meta>
</office:document-meta>
</file>